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2.7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3.6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4.2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4cm"/>
    </style:style>
    <style:style style:name="gr9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.2cm" svg:height="0.6cm" svg:x="3.855cm" svg:y="6.87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0.6cm" svg:x="3.855cm" svg:y="10.07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2cm" svg:height="0.6cm" svg:x="3.855cm" svg:y="8.67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2cm" svg:height="0.6cm" svg:x="8.655cm" svg:y="8.77cm">
          <text:p text:style-name="P1">Term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855cm" svg:y1="8.97cm" svg:x2="3.855cm" svg:y2="7.17cm" draw:start-shape="id1" draw:start-glue-point="3" draw:end-shape="id2" draw:end-glue-point="3" svg:d="M3855 8970h-501v-1800h501" svg:viewBox="0 0 502 1801">
          <text:p/>
        </draw:connector>
        <draw:connector draw:style-name="gr2" draw:text-style-name="P2" draw:layer="layout" draw:line-skew="-0.399cm" svg:x1="3.855cm" svg:y1="10.37cm" svg:x2="3.855cm" svg:y2="7.17cm" draw:start-shape="id3" draw:start-glue-point="3" draw:end-shape="id2" draw:end-glue-point="3" svg:d="M3855 10370h-900v-3200h900" svg:viewBox="0 0 901 3201">
          <text:p/>
        </draw:connector>
        <draw:connector draw:style-name="gr3" draw:text-style-name="P1" draw:layer="layout" svg:x1="5.455cm" svg:y1="8.67cm" svg:x2="10.255cm" svg:y2="8.77cm" draw:start-shape="id1" draw:start-glue-point="0" draw:end-shape="id4" draw:end-glue-point="0" svg:d="M5455 8670v-501h4800v601" svg:viewBox="0 0 4801 602">
          <text:p/>
        </draw:connector>
        <draw:connector draw:style-name="gr3" draw:text-style-name="P1" draw:layer="layout" svg:x1="7.055cm" svg:y1="10.37cm" svg:x2="10.255cm" svg:y2="9.37cm" draw:start-shape="id3" draw:start-glue-point="1" draw:end-shape="id4" draw:end-glue-point="2" svg:d="M7055 10370h3200v-1000" svg:viewBox="0 0 3201 1001">
          <text:p/>
        </draw:connector>
        <draw:frame draw:style-name="gr4" draw:text-style-name="P3" draw:layer="layout" svg:width="0.7cm" svg:height="0.725cm" svg:x="4.955cm" svg:y="8.0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0.155cm" svg:y="8.07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10.155cm" svg:y="9.27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6.955cm" svg:y="9.17cm">
          <draw:text-box>
            <text:p><text:span text:style-name="T1">1</text:span></text:p>
          </draw:text-box>
        </draw:frame>
        <draw:custom-shape draw:style-name="gr5" draw:text-style-name="P4" xml:id="id5" draw:id="id5" draw:layer="layout" svg:width="5cm" svg:height="0.6cm" svg:x="7.455cm" svg:y="6.87cm">
          <text:p text:style-name="P1"><text:span text:style-name="T2">Medizinische Praxisassistent/in (mPA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955cm" svg:y1="6.87cm" svg:x2="5.455cm" svg:y2="6.87cm" draw:start-shape="id5" draw:start-glue-point="0" draw:end-shape="id2" draw:end-glue-point="0" svg:d="M9955 6870v-501h-4500v501" svg:viewBox="0 0 4501 502">
          <text:p/>
        </draw:connector>
        <draw:custom-shape draw:style-name="gr1" draw:text-style-name="P1" xml:id="id13" draw:id="id13" draw:layer="layout" svg:width="3.2cm" svg:height="0.6cm" svg:x="10.055cm" svg:y="11.57cm">
          <text:p text:style-name="P1">EP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cm" svg:height="0.6cm" svg:x="14.955cm" svg:y="9.67cm">
          <text:p text:style-name="P1">Bericht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4.1cm" svg:height="0.6cm" svg:x="15.555cm" svg:y="7.67cm">
          <text:p text:style-name="P1">Diagno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6.555cm" svg:y1="10.27cm" svg:x2="17.405cm" svg:y2="11.57cm" draw:start-shape="id6" draw:start-glue-point="2" draw:end-shape="id7" draw:end-glue-point="0" svg:d="M16555 10270v650h850v650" svg:viewBox="0 0 851 1301">
          <text:p/>
        </draw:connector>
        <draw:connector draw:style-name="gr3" draw:text-style-name="P1" draw:layer="layout" svg:x1="17.605cm" svg:y1="8.27cm" svg:x2="16.555cm" svg:y2="9.67cm" draw:start-shape="id8" draw:start-glue-point="2" draw:end-shape="id6" draw:end-glue-point="0" svg:d="M17605 8270v726h-1050v674" svg:viewBox="0 0 1051 1401">
          <text:p/>
        </draw:connector>
        <draw:custom-shape draw:style-name="gr7" draw:text-style-name="P1" xml:id="id10" draw:id="id10" draw:layer="layout" svg:width="4.7cm" svg:height="0.6cm" svg:x="21.555cm" svg:y="10.77cm">
          <text:p text:style-name="P1">Medikationsplan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4.7cm" svg:height="0.6cm" svg:x="21.555cm" svg:y="6.57cm">
          <text:p text:style-name="P1">hospINDE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0.699cm" svg:x1="26.255cm" svg:y1="8.37cm" svg:x2="26.255cm" svg:y2="11.07cm" draw:start-shape="id9" draw:start-glue-point="1" draw:end-shape="id10" draw:end-glue-point="1" svg:d="M26255 8370h1200v2700h-1200" svg:viewBox="0 0 1201 2701">
          <text:p/>
        </draw:connector>
        <draw:custom-shape draw:style-name="gr7" draw:text-style-name="P1" xml:id="id9" draw:id="id9" draw:layer="layout" svg:width="4.7cm" svg:height="0.6cm" svg:x="21.555cm" svg:y="8.07cm">
          <text:p text:style-name="P1">Medikam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555cm" svg:y1="8.37cm" svg:x2="21.555cm" svg:y2="6.87cm" draw:start-shape="id9" draw:start-glue-point="3" draw:end-shape="id11" draw:end-glue-point="3" svg:d="M21555 8370h-501v-1500h501" svg:viewBox="0 0 502 1501">
          <text:p/>
        </draw:connector>
        <draw:custom-shape draw:style-name="gr7" draw:text-style-name="P1" xml:id="id12" draw:id="id12" draw:layer="layout" svg:width="4.7cm" svg:height="0.6cm" svg:x="21.555cm" svg:y="9.47cm">
          <text:p text:style-name="P1">Rezep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6.255cm" svg:y1="8.37cm" svg:x2="26.255cm" svg:y2="9.77cm" draw:start-shape="id9" draw:start-glue-point="1" draw:end-shape="id12" draw:end-glue-point="1" svg:d="M26255 8370h501v1400h-501" svg:viewBox="0 0 502 1401">
          <text:p/>
        </draw:connector>
        <draw:custom-shape draw:style-name="gr8" draw:text-style-name="P1" xml:id="id7" draw:id="id7" draw:layer="layout" svg:width="4.5cm" svg:height="0.6cm" svg:x="15.155cm" svg:y="11.57cm">
          <text:p text:style-name="P1">patientcas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3.905cm" svg:y1="11.37cm" svg:x2="17.405cm" svg:y2="12.17cm" draw:start-shape="id10" draw:start-glue-point="2" draw:end-shape="id7" draw:end-glue-point="2" svg:d="M23905 11370v1353h-6500v-553" svg:viewBox="0 0 6501 1354">
          <text:p/>
        </draw:connector>
        <draw:connector draw:style-name="gr3" draw:text-style-name="P1" draw:layer="layout" svg:x1="15.155cm" svg:y1="11.87cm" svg:x2="13.255cm" svg:y2="11.87cm" draw:start-shape="id7" draw:start-glue-point="3" draw:end-shape="id13" draw:end-glue-point="1" svg:d="M15155 11870h-1900" svg:viewBox="0 0 1901 1">
          <text:p/>
        </draw:connector>
        <draw:connector draw:style-name="gr3" draw:text-style-name="P1" draw:layer="layout" draw:line-skew="-0.4cm" svg:x1="21.555cm" svg:y1="9.77cm" svg:x2="19.655cm" svg:y2="11.87cm" draw:start-shape="id12" draw:start-glue-point="3" draw:end-shape="id7" draw:end-glue-point="1" svg:d="M21555 9770h-1350v2100h-550" svg:viewBox="0 0 1901 2101">
          <text:p/>
        </draw:connector>
        <draw:frame draw:style-name="gr4" draw:text-style-name="P3" draw:layer="layout" svg:width="0.7cm" svg:height="0.725cm" svg:x="13.155cm" svg:y="11.2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4.455cm" svg:y="11.245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16.355cm" svg:y="10.1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7.255cm" svg:y="11.0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7.455cm" svg:y="8.17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6.455cm" svg:y="9.045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20.955cm" svg:y="9.17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19.655cm" svg:y="11.17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7.355cm" svg:y="12.1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23.755cm" svg:y="11.2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26.155cm" svg:y="10.97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26.155cm" svg:y="7.67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26.155cm" svg:y="9.745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20.955cm" svg:y="6.245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20.955cm" svg:y="7.67cm">
          <draw:text-box>
            <text:p><text:span text:style-name="T1">1</text:span></text:p>
          </draw:text-box>
        </draw:frame>
        <draw:connector draw:style-name="gr3" draw:text-style-name="P1" draw:layer="layout" svg:x1="5.455cm" svg:y1="10.67cm" svg:x2="10.055cm" svg:y2="11.87cm" draw:start-shape="id3" draw:start-glue-point="2" draw:end-shape="id13" draw:end-glue-point="3" svg:d="M5455 10670v1200h4600" svg:viewBox="0 0 4601 1201">
          <text:p/>
        </draw:connector>
        <draw:line draw:style-name="gr9" draw:text-style-name="P2" draw:layer="layout" svg:x1="11.855cm" svg:y1="9.17cm" svg:x2="15.355cm" svg:y2="11.57cm">
          <text:p/>
        </draw:line>
        <draw:frame draw:style-name="gr4" draw:text-style-name="P3" draw:layer="layout" svg:width="0.7cm" svg:height="0.725cm" svg:x="15.055cm" svg:y="10.87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1.955cm" svg:y="8.67cm">
          <draw:text-box>
            <text:p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7T18:19:39.803000000</meta:creation-date>
    <dc:date>2019-11-08T16:02:28.597000000</dc:date>
    <meta:editing-duration>PT32M4S</meta:editing-duration>
    <meta:editing-cycles>8</meta:editing-cycles>
    <meta:generator>LibreOffice/6.3.2.2$Windows_X86_64 LibreOffice_project/98b30e735bda24bc04ab42594c85f7fd8be07b9c</meta:generator>
    <meta:document-statistic meta:object-count="49"/>
  </office:meta>
</office:document-meta>
</file>